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c39b" officeooo:paragraph-rsid="0007c39b"/>
    </style:style>
    <style:style style:name="P2" style:family="paragraph" style:parent-style-name="Standard">
      <style:text-properties officeooo:rsid="00091a5c" officeooo:paragraph-rsid="00091a5c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7f0000" fo:background-color="#fbede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7f" fo:background-color="#ededfb"/>
    </style:style>
    <style:style style:name="P6" style:family="paragraph" style:parent-style-name="Text_20_body">
      <style:paragraph-properties fo:break-before="page"/>
      <style:text-properties fo:color="#7f0000" officeooo:rsid="00091a5c" officeooo:paragraph-rsid="00091a5c" fo:background-color="#fbeded"/>
    </style:style>
    <style:style style:name="T1" style:family="text">
      <style:text-properties officeooo:rsid="000c209e"/>
    </style:style>
    <style:style style:name="T2" style:family="text">
      <style:text-properties officeooo:rsid="000d0747"/>
    </style:style>
    <style:style style:name="T3" style:family="text">
      <style:text-properties officeooo:rsid="000df87f"/>
    </style:style>
    <style:style style:name="T4" style:family="text">
      <style:text-properties officeooo:rsid="000e0d5a"/>
    </style:style>
    <style:style style:name="T5" style:family="text">
      <style:text-properties officeooo:rsid="000e87ec"/>
    </style:style>
    <style:style style:name="T6" style:family="text">
      <style:text-properties officeooo:rsid="00100fb5"/>
    </style:style>
    <style:style style:name="T7" style:family="text">
      <style:text-properties fo:color="#7f0000" fo:background-color="#fbeded" loext:char-shading-value="0"/>
    </style:style>
    <style:style style:name="T8" style:family="text">
      <style:text-properties fo:color="#00007f" fo:background-color="#ededfb" loext:char-shading-value="0"/>
    </style:style>
    <style:style style:name="T9" style:family="text">
      <style:text-properties officeooo:rsid="001114ef"/>
    </style:style>
    <style:style style:name="T10" style:family="text">
      <style:text-properties officeooo:rsid="00123e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mmandos</text:p>
      <text:p text:style-name="P1"/>
      <text:p text:style-name="P2">get(1, info)</text:p>
      <text:p text:style-name="P2">&lt;REPLY get(1, info)&gt;</text:p>
      <text:p text:style-name="P2">1 ECoS2</text:p>
      <text:p text:style-name="P2">1 ProtocolVersion[0.5]</text:p>
      <text:p text:style-name="P2">1 ApplicationVersion[4.2.0]</text:p>
      <text:p text:style-name="P2">1 HardwareVersion[2.1]</text:p>
      <text:p text:style-name="P2">&lt;END 0 (OK)&gt;</text:p>
      <text:p text:style-name="P2"/>
      <text:p text:style-name="P2"/>
      <text:p text:style-name="P6">get(1, info)</text:p>
      <text:p text:style-name="P4">get(1, status)</text:p>
      <text:p text:style-name="P4">request(1, view)<text:tab/><text:tab/><text:tab/><text:span text:style-name="T1">baseobject</text:span></text:p>
      <text:p text:style-name="P4">request(26, view)<text:tab/><text:tab/><text:tab/><text:span text:style-name="T2">feedback-manager (S88)</text:span></text:p>
      <text:p text:style-name="P4">request(5, view)<text:tab/><text:tab/><text:tab/><text:span text:style-name="T3">programmingtrack</text:span></text:p>
      <text:p text:style-name="P4">request(100, view)<text:tab/><text:tab/><text:tab/><text:span text:style-name="T4">feedback-module</text:span></text:p>
      <text:p text:style-name="P4">request(200, view)<text:tab/><text:tab/><text:tab/><text:span text:style-name="T4">&lt;unknown&gt; object</text:span></text:p>
      <text:p text:style-name="P4">request(10, view)<text:tab/><text:tab/><text:tab/><text:span text:style-name="T5">loco-manager</text:span></text:p>
      <text:p text:style-name="P4">request(11, view, viewswitch)<text:tab/><text:span text:style-name="T6">accessory-manager</text:span></text:p>
      <text:p text:style-name="P4">get(26, state)<text:tab/><text:tab/><text:tab/><text:tab/><text:span text:style-name="T9">&lt;unknown&gt; attribute</text:span></text:p>
      <text:p text:style-name="P4">get(100, state)<text:tab/><text:tab/><text:tab/><text:tab/><text:span text:style-name="T10">siehe oben</text:span></text:p>
      <text:p text:style-name="P4">get(200, state)<text:tab/><text:tab/><text:tab/><text:tab/><text:span text:style-name="T9">&lt;unknown&gt; object</text:span></text:p>
      <text:p text:style-name="P4">queryObjects(10, addr, name, protocol)</text:p>
      <text:p text:style-name="P4">queryObjects(11, addr, protocol)</text:p>
      <text:p text:style-name="P4">queryObjects(26, ports)</text:p>
      <text:p text:style-name="P5">&lt;REPLY get(1, info)&gt;</text:p>
      <text:p text:style-name="P5">1 ECoS2</text:p>
      <text:p text:style-name="P5">1 ProtocolVersion[0.5]</text:p>
      <text:p text:style-name="P5">1 ApplicationVersion[4.2.0]</text:p>
      <text:p text:style-name="P5">1 HardwareVersion[2.1]</text:p>
      <text:p text:style-name="P5">&lt;END 0 (OK)&gt;</text:p>
      <text:p text:style-name="P5">&lt;REPLY get(1, status)&gt;</text:p>
      <text:p text:style-name="P5">1 status[STOP]</text:p>
      <text:p text:style-name="P5">&lt;END 0 (OK)&gt;</text:p>
      <text:p text:style-name="P5">&lt;REPLY request(1, view)&gt;</text:p>
      <text:p text:style-name="P5">&lt;END 0 (OK)&gt;</text:p>
      <text:p text:style-name="P5">&lt;REPLY request(26, view)&gt;</text:p>
      <text:p text:style-name="P5">&lt;END 0 (OK)&gt;</text:p>
      <text:p text:style-name="P5">&lt;REPLY request(5, view)&gt;</text:p>
      <text:p text:style-name="P5">&lt;END 0 (OK)&gt;</text:p>
      <text:p text:style-name="P5">&lt;REPLY request(100, view)&gt;</text:p>
      <text:p text:style-name="P5">&lt;END 0 (OK)&gt;</text:p>
      <text:p text:style-name="P5">&lt;REPLY request(200, view)&gt;</text:p>
      <text:p text:style-name="P5">&lt;END 15 (unknown object at 11)&gt;</text:p>
      <text:p text:style-name="P5">&lt;REPLY request(10, view)&gt;</text:p>
      <text:p text:style-name="P5">&lt;END 0 (OK)&gt;</text:p>
      <text:p text:style-name="P5">&lt;REPLY request(11, view, viewswitch)&gt;</text:p>
      <text:p text:style-name="P5">&lt;END 0 (OK)&gt;</text:p>
      <text:p text:style-name="P5">&lt;REPLY get(26, state)&gt;</text:p>
      <text:p text:style-name="P5">&lt;END 11 (unknown option at 9)&gt;</text:p>
      <text:p text:style-name="P5">&lt;REPLY get(100, state)&gt;</text:p>
      <text:p text:style-name="P5">100 state[0x0]</text:p>
      <text:p text:style-name="P5">&lt;END 0 (OK)&gt;</text:p>
      <text:p text:style-name="P5"><text:soft-page-break/>&lt;REPLY get(200, state)&gt;</text:p>
      <text:p text:style-name="P5">&lt;END 15 (unknown object at 7)&gt;</text:p>
      <text:p text:style-name="P5">&lt;REPLY queryObjects(10, addr, name, protocol)&gt;</text:p>
      <text:p text:style-name="P5">1002 name["kleine Schwarze"] addr[2] protocol[MM14]</text:p>
      <text:p text:style-name="P5">1005 name["Dampf #2"] addr[20] protocol[MM14]</text:p>
      <text:p text:style-name="P5">1007 name["Kompressorlok"] addr[78] protocol[MM14]</text:p>
      <text:p text:style-name="P5">1004 name["Schwarz Diesel"] addr[2] protocol[MM14]</text:p>
      <text:p text:style-name="P5">1006 name["DIESEL rot"] addr[21] protocol[MM14]</text:p>
      <text:p text:style-name="P5">1008 name["BR10"] addr[10] protocol[MM14]</text:p>
      <text:p text:style-name="P5">1000 name["Ae3/6II SBB "] addr[1000] protocol[DCC28]</text:p>
      <text:p text:style-name="P5">1009 name["DAMPF2"] addr[20] protocol[MM14]</text:p>
      <text:p text:style-name="P5">1001 name["Kompressor"] addr[78] protocol[MM14]</text:p>
      <text:p text:style-name="P5">1003 name["kleine Schwarze "] addr[2] protocol[MM14]</text:p>
      <text:p text:style-name="P5">&lt;END 0 (OK)&gt;</text:p>
      <text:p text:style-name="P5">&lt;REPLY queryObjects(11, addr, protocol)&gt;</text:p>
      <text:p text:style-name="P5">20001 addr[8] protocol[DCC]</text:p>
      <text:p text:style-name="P5">20002 addr[9] protocol[DCC]</text:p>
      <text:p text:style-name="P5">20003 addr[1] protocol[DCC]</text:p>
      <text:p text:style-name="P5">20004 addr[2] protocol[DCC]</text:p>
      <text:p text:style-name="P5">20005 addr[3] protocol[DCC]</text:p>
      <text:p text:style-name="P5">20006 addr[4] protocol[DCC]</text:p>
      <text:p text:style-name="P5">20007 addr[5] protocol[DCC]</text:p>
      <text:p text:style-name="P5">20008 addr[6] protocol[DCC]</text:p>
      <text:p text:style-name="P5">20009 addr[10] protocol[DCC]</text:p>
      <text:p text:style-name="P5">20010 addr[11] protocol[DCC]</text:p>
      <text:p text:style-name="P5">20011 addr[12] protocol[DCC]</text:p>
      <text:p text:style-name="P5">20000 addr[7] protocol[DCC]</text:p>
      <text:p text:style-name="P5">30000</text:p>
      <text:p text:style-name="P5">30001</text:p>
      <text:p text:style-name="P5">30002</text:p>
      <text:p text:style-name="P5">30004</text:p>
      <text:p text:style-name="P5">30005</text:p>
      <text:p text:style-name="P5">30006</text:p>
      <text:p text:style-name="P5">30007</text:p>
      <text:p text:style-name="P5">30008</text:p>
      <text:p text:style-name="P5">&lt;END 0 (OK)&gt;</text:p>
      <text:p text:style-name="P5">&lt;REPLY queryObjects(26, ports)&gt;</text:p>
      <text:p text:style-name="P5">100 ports[16]</text:p>
      <text:p text:style-name="P5">101 ports[16]</text:p>
      <text:p text:style-name="P5">102 ports[16]</text:p>
      <text:p text:style-name="P5">103 ports[16]</text:p>
      <text:p text:style-name="P5">104 ports[16]</text:p>
      <text:p text:style-name="P5">&lt;END 0 (OK)&gt;</text:p>
      <text:p text:style-name="P4">request(1002, view)</text:p>
      <text:p text:style-name="P4"><text:soft-page-break/>request(1005, view)</text:p>
      <text:p text:style-name="P4">request(1007, view)</text:p>
      <text:p text:style-name="P4">request(1004, view)</text:p>
      <text:p text:style-name="P5">&lt;REPLY request(1002, view)&gt;</text:p>
      <text:p text:style-name="P5">&lt;END 0 (OK)&gt;</text:p>
      <text:p text:style-name="P4">request(1006, view)</text:p>
      <text:p text:style-name="P4">request(1008, view)</text:p>
      <text:p text:style-name="P4">request(1000, view)</text:p>
      <text:p text:style-name="P4">request(1009, view)</text:p>
      <text:p text:style-name="P4">request(1001, view)</text:p>
      <text:p text:style-name="P4">request(1003, view)</text:p>
      <text:p text:style-name="P5">&lt;REPLY request(1005, view)&gt;</text:p>
      <text:p text:style-name="P5">&lt;END 0 (OK)&gt;</text:p>
      <text:p text:style-name="P5">&lt;REPLY request(1007, view)&gt;</text:p>
      <text:p text:style-name="P5">&lt;END 0 (OK)&gt;</text:p>
      <text:p text:style-name="P5">&lt;REPLY request(1004, view)&gt;</text:p>
      <text:p text:style-name="P5">&lt;END 0 (OK)&gt;</text:p>
      <text:p text:style-name="P5">&lt;REPLY request(1006, view)&gt;</text:p>
      <text:p text:style-name="P5">&lt;END 0 (OK)&gt;</text:p>
      <text:p text:style-name="P5">&lt;REPLY request(1008, view)&gt;</text:p>
      <text:p text:style-name="P5">&lt;END 0 (OK)&gt;</text:p>
      <text:p text:style-name="P5">&lt;REPLY request(1000, view)&gt;</text:p>
      <text:p text:style-name="P5">&lt;END 0 (OK)&gt;</text:p>
      <text:p text:style-name="P5">&lt;REPLY request(1009, view)&gt;</text:p>
      <text:p text:style-name="P5">&lt;END 0 (OK)&gt;</text:p>
      <text:p text:style-name="P5">&lt;REPLY request(1001, view)&gt;</text:p>
      <text:p text:style-name="P5">&lt;END 0 (OK)&gt;</text:p>
      <text:p text:style-name="P5">&lt;REPLY request(1003, view)&gt;</text:p>
      <text:p text:style-name="P5">&lt;END 0 (OK)&gt;</text:p>
      <text:p text:style-name="P4">request(20001, view)</text:p>
      <text:p text:style-name="P5">&lt;REPLY request(20001, view)&gt;</text:p>
      <text:p text:style-name="P5">&lt;END 0 (OK)&gt;</text:p>
      <text:p text:style-name="P4">request(20002, view)</text:p>
      <text:p text:style-name="P4">request(20003, view)</text:p>
      <text:p text:style-name="P4">request(20004, view)</text:p>
      <text:p text:style-name="P4">request(20005, view)</text:p>
      <text:p text:style-name="P4">request(20006, view)</text:p>
      <text:p text:style-name="P4">request(20007, view)</text:p>
      <text:p text:style-name="P4">request(20008, view)</text:p>
      <text:p text:style-name="P4">request(20009, view)</text:p>
      <text:p text:style-name="P5">&lt;REPLY request(20002, view)&gt;</text:p>
      <text:p text:style-name="P5">&lt;END 0 (OK)&gt;</text:p>
      <text:p text:style-name="P5">&lt;REPLY request(20003, view)&gt;</text:p>
      <text:p text:style-name="P5">&lt;END 0 (OK)&gt;</text:p>
      <text:p text:style-name="P5"><text:soft-page-break/>&lt;REPLY request(20004, view)&gt;</text:p>
      <text:p text:style-name="P5">&lt;END 0 (OK)&gt;</text:p>
      <text:p text:style-name="P5">&lt;REPLY request(20005, view)&gt;</text:p>
      <text:p text:style-name="P5">&lt;END 0 (OK)&gt;</text:p>
      <text:p text:style-name="P5">&lt;REPLY request(20006, view)&gt;</text:p>
      <text:p text:style-name="P5">&lt;END 0 (OK)&gt;</text:p>
      <text:p text:style-name="P5">&lt;REPLY request(20007, view)&gt;</text:p>
      <text:p text:style-name="P5">&lt;END 0 (OK)&gt;</text:p>
      <text:p text:style-name="P5">&lt;REPLY request(20008, view)&gt;</text:p>
      <text:p text:style-name="P5">&lt;END 0 (OK)&gt;</text:p>
      <text:p text:style-name="P5">&lt;REPLY request(20009, view)&gt;</text:p>
      <text:p text:style-name="P5">&lt;END 0 (OK)&gt;</text:p>
      <text:p text:style-name="P4">request(20010, view)</text:p>
      <text:p text:style-name="P4">request(20011, view)</text:p>
      <text:p text:style-name="P4">request(20000, view)</text:p>
      <text:p text:style-name="P5">&lt;REPLY request(20010, view)&gt;</text:p>
      <text:p text:style-name="P5">&lt;END 0 (OK)&gt;</text:p>
      <text:p text:style-name="P5">&lt;REPLY request(20011, view)&gt;</text:p>
      <text:p text:style-name="P5">&lt;END 0 (OK)&gt;</text:p>
      <text:p text:style-name="P5">&lt;REPLY request(20000, view)&gt;</text:p>
      <text:p text:style-name="P5">&lt;END 0 (OK)&gt;</text:p>
      <text:p text:style-name="P4">request(100, view)</text:p>
      <text:p text:style-name="P5">&lt;REPLY request(100, view)&gt;</text:p>
      <text:p text:style-name="P5">&lt;END 0 (OK)&gt;</text:p>
      <text:p text:style-name="P4">get(100)</text:p>
      <text:p text:style-name="P4">request(101, view)</text:p>
      <text:p text:style-name="P4">get(101)</text:p>
      <text:p text:style-name="P4">request(102, view)</text:p>
      <text:p text:style-name="P4">get(102)</text:p>
      <text:p text:style-name="P4">request(103, view)</text:p>
      <text:p text:style-name="P4">get(103)</text:p>
      <text:p text:style-name="P4">request(104, view)</text:p>
      <text:p text:style-name="P4">get(104)</text:p>
      <text:p text:style-name="P5">&lt;REPLY get(100)&gt;</text:p>
      <text:p text:style-name="P5">100 objectclass[feedback-module]</text:p>
      <text:p text:style-name="P5">100 view[objectclass,view,listview,control,ports,state,railcom]</text:p>
      <text:p text:style-name="P5">100 listview[none]</text:p>
      <text:p text:style-name="P5">100 control[none]</text:p>
      <text:p text:style-name="P5">100 ports[16]</text:p>
      <text:p text:style-name="P5">100 state[0x0]</text:p>
      <text:p text:style-name="P5">100 railcom[...]</text:p>
      <text:p text:style-name="P5">&lt;END 0 (OK)&gt;</text:p>
      <text:p text:style-name="P5">&lt;REPLY request(101, view)&gt;</text:p>
      <text:p text:style-name="P5">&lt;END 0 (OK)&gt;</text:p>
      <text:p text:style-name="P5"><text:soft-page-break/>&lt;REPLY get(101)&gt;</text:p>
      <text:p text:style-name="P5">101 objectclass[feedback-module]</text:p>
      <text:p text:style-name="P5">101 view[objectclass,view,listview,control,ports,state,railcom]</text:p>
      <text:p text:style-name="P5">101 listview[none]</text:p>
      <text:p text:style-name="P5">101 control[none]</text:p>
      <text:p text:style-name="P5">101 ports[16]</text:p>
      <text:p text:style-name="P5">101 state[0x0]</text:p>
      <text:p text:style-name="P5">101 railcom[...]</text:p>
      <text:p text:style-name="P5">&lt;END 0 (OK)&gt;</text:p>
      <text:p text:style-name="P5">&lt;REPLY request(102, view)&gt;</text:p>
      <text:p text:style-name="P5">&lt;END 0 (OK)&gt;</text:p>
      <text:p text:style-name="P5">&lt;REPLY get(102)&gt;</text:p>
      <text:p text:style-name="P5">102 objectclass[feedback-module]</text:p>
      <text:p text:style-name="P5">102 view[objectclass,view,listview,control,ports,state,railcom]</text:p>
      <text:p text:style-name="P5">102 listview[none]</text:p>
      <text:p text:style-name="P5">102 control[none]</text:p>
      <text:p text:style-name="P5">102 ports[16]</text:p>
      <text:p text:style-name="P5">102 state[0xc0]</text:p>
      <text:p text:style-name="P5">102 railcom[...]</text:p>
      <text:p text:style-name="P5">&lt;END 0 (OK)&gt;</text:p>
      <text:p text:style-name="P5">&lt;REPLY request(103, view)&gt;</text:p>
      <text:p text:style-name="P5">&lt;END 0 (OK)&gt;</text:p>
      <text:p text:style-name="P5">&lt;REPLY get(103)&gt;</text:p>
      <text:p text:style-name="P5">103 objectclass[feedback-module]</text:p>
      <text:p text:style-name="P5">103 view[objectclass,view,listview,control,ports,state,railcom]</text:p>
      <text:p text:style-name="P5">103 listview[none]</text:p>
      <text:p text:style-name="P5">103 control[none]</text:p>
      <text:p text:style-name="P5">103 ports[16]</text:p>
      <text:p text:style-name="P5">103 state[0xffff]</text:p>
      <text:p text:style-name="P5">103 railcom[...]</text:p>
      <text:p text:style-name="P5">&lt;END 0 (OK)&gt;</text:p>
      <text:p text:style-name="P5">&lt;REPLY request(104, view)&gt;</text:p>
      <text:p text:style-name="P5">&lt;END 0 (OK)&gt;</text:p>
      <text:p text:style-name="P5">&lt;REPLY get(104)&gt;</text:p>
      <text:p text:style-name="P5">104 objectclass[feedback-module]</text:p>
      <text:p text:style-name="P5">104 view[objectclass,view,listview,control,ports,state,railcom]</text:p>
      <text:p text:style-name="P5">104 listview[none]</text:p>
      <text:p text:style-name="P5">104 control[none]</text:p>
      <text:p text:style-name="P5">104 ports[16]</text:p>
      <text:p text:style-name="P5">104 state[0xffff]</text:p>
      <text:p text:style-name="P5">104 railcom[...]</text:p>
      <text:p text:style-name="P5">&lt;END 0 (OK)&gt;</text:p>
      <text:p text:style-name="P4">set(1, stop)</text:p>
      <text:p text:style-name="P5">&lt;REPLY set(1, stop)&gt;</text:p>
      <text:p text:style-name="P5"><text:soft-page-break/>&lt;END 0 (OK)&gt;</text:p>
      <text:p text:style-name="P4">release(33934508, view)</text:p>
      <text:p text:style-name="P4">release(33933508, view)</text:p>
      <text:p text:style-name="P4">release(33935028, view)</text:p>
      <text:p text:style-name="P4">release(33937028, view)</text:p>
      <text:p text:style-name="P4">release(33937068, view)</text:p>
      <text:p text:style-name="P4">release(33937588, view)</text:p>
      <text:p text:style-name="P4">release(33932868, view)</text:p>
      <text:p text:style-name="P4">release(33932348, view)</text:p>
      <text:p text:style-name="P4">release(33932308, view)</text:p>
      <text:p text:style-name="P5">&lt;REPLY release(33934508, view)&gt;</text:p>
      <text:p text:style-name="P5">&lt;END 21 (integer out of range at 16)&gt;</text:p>
      <text:p text:style-name="P5">&lt;REPLY release(33933508, view)&gt;</text:p>
      <text:p text:style-name="P5">&lt;END 21 (integer out of range at 16)&gt;</text:p>
      <text:p text:style-name="P5">&lt;REPLY release(33935028, view)&gt;</text:p>
      <text:p text:style-name="P5">&lt;END 21 (integer out of range at 16)&gt;</text:p>
      <text:p text:style-name="P5">&lt;REPLY release(33937028, view)&gt;</text:p>
      <text:p text:style-name="P5">&lt;END 21 (integer out of range at 16)&gt;</text:p>
      <text:p text:style-name="P5">&lt;REPLY release(33937068, view)&gt;</text:p>
      <text:p text:style-name="P5">&lt;END 21 (integer out of range at 16)&gt;</text:p>
      <text:p text:style-name="P5">&lt;REPLY release(33937588, view)&gt;</text:p>
      <text:p text:style-name="P5">&lt;END 21 (integer out of range at 16)&gt;</text:p>
      <text:p text:style-name="P5">&lt;REPLY release(33932868, view)&gt;</text:p>
      <text:p text:style-name="P5">&lt;END 21 (integer out of range at 16)&gt;</text:p>
      <text:p text:style-name="P5">&lt;REPLY release(33932348, view)&gt;</text:p>
      <text:p text:style-name="P5">&lt;END 21 (integer out of range at 16)&gt;</text:p>
      <text:p text:style-name="P5">&lt;REPLY release(33932308, view)&gt;</text:p>
      <text:p text:style-name="P5">&lt;END 21 (integer out of range at 16)&gt;</text:p>
      <text:p text:style-name="P4">release(33939828, view)</text:p>
      <text:p text:style-name="P5">&lt;REPLY release(33939828, view)&gt;</text:p>
      <text:p text:style-name="P5">&lt;END 21 (integer out of range at 16)&gt;</text:p>
      <text:p text:style-name="P4">release(33939548, view)</text:p>
      <text:p text:style-name="P4">release(33940348, view)</text:p>
      <text:p text:style-name="P4">release(11, view, viewswitch)</text:p>
      <text:p text:style-name="P5">&lt;REPLY release(33939548, view)&gt;</text:p>
      <text:p text:style-name="P5">&lt;END 21 (integer out of range at 16)&gt;</text:p>
      <text:p text:style-name="P5">&lt;REPLY release(33940348, view)&gt;</text:p>
      <text:p text:style-name="P5">&lt;END 21 (integer out of range at 16)&gt;</text:p>
      <text:p text:style-name="P5">&lt;REPLY release(11, view, viewswitch)&gt;</text:p>
      <text:p text:style-name="P5">&lt;END 11 (unknown option at 19)&gt;</text:p>
      <text:p text:style-name="P4">release(33954748, view)</text:p>
      <text:p text:style-name="P5">&lt;REPLY release(33954748, view)&gt;</text:p>
      <text:p text:style-name="P5">&lt;END 21 (integer out of range at 16)&gt;</text:p>
      <text:p text:style-name="P4">release(33953868, view)</text:p>
      <text:p text:style-name="P5"><text:soft-page-break/>&lt;REPLY release(33953868, view)&gt;</text:p>
      <text:p text:style-name="P5">&lt;END 21 (integer out of range at 16)&gt;</text:p>
      <text:p text:style-name="P4">release(33957708, view)</text:p>
      <text:p text:style-name="P5">&lt;REPLY release(33957708, view)&gt;</text:p>
      <text:p text:style-name="P5">&lt;END 21 (integer out of range at 16)&gt;</text:p>
      <text:p text:style-name="P4">release(33960148, view)</text:p>
      <text:p text:style-name="P5">&lt;REPLY release(33960148, view)&gt;</text:p>
      <text:p text:style-name="P5">&lt;END 21 (integer out of range at 16)&gt;</text:p>
      <text:p text:style-name="P4">release(33955308, view)</text:p>
      <text:p text:style-name="P5">&lt;REPLY release(33955308, view)&gt;</text:p>
      <text:p text:style-name="P5">&lt;END 21 (integer out of range at 16)&gt;</text:p>
      <text:p text:style-name="P4">release(33954308, view)</text:p>
      <text:p text:style-name="P5">&lt;REPLY release(33954308, view)&gt;</text:p>
      <text:p text:style-name="P5">&lt;END 21 (integer out of range at 16)&gt;</text:p>
      <text:p text:style-name="P4">release(33956948, view)</text:p>
      <text:p text:style-name="P5">&lt;REPLY release(33956948, view)&gt;</text:p>
      <text:p text:style-name="P5">&lt;END 21 (integer out of range at 16)&gt;</text:p>
      <text:p text:style-name="P4">release(33953828, view)</text:p>
      <text:p text:style-name="P5">&lt;REPLY release(33953828, view)&gt;</text:p>
      <text:p text:style-name="P5">&lt;END 21 (integer out of range at 16)&gt;</text:p>
      <text:p text:style-name="P4">release(33959308, view)</text:p>
      <text:p text:style-name="P5">&lt;REPLY release(33959308, view)&gt;</text:p>
      <text:p text:style-name="P5">&lt;END 21 (integer out of range at 16)&gt;</text:p>
      <text:p text:style-name="P4">release(33958628, view)</text:p>
      <text:p text:style-name="P5">&lt;REPLY release(33958628, view)&gt;</text:p>
      <text:p text:style-name="P5">&lt;END 21 (integer out of range at 16)&gt;</text:p>
      <text:p text:style-name="P4">release(10, view)</text:p>
      <text:p text:style-name="P4">release(1, view)</text:p>
      <text:p text:style-name="P4">release(26, view)</text:p>
      <text:p text:style-name="P4">release(100, view)</text:p>
      <text:p text:style-name="P4">release(200, view)</text:p>
      <text:p text:style-name="P5">&lt;REPLY release(10, view)&gt;</text:p>
      <text:p text:style-name="P5">&lt;END 0 (OK)&gt;</text:p>
      <text:p text:style-name="P5">&lt;REPLY release(1, view)&gt;</text:p>
      <text:p text:style-name="P5">&lt;END 0 (OK)&gt;</text:p>
      <text:p text:style-name="P5">&lt;REPLY release(26, view)&gt;</text:p>
      <text:p text:style-name="P5">&lt;END 0 (OK)&gt;</text:p>
      <text:p text:style-name="P5">&lt;REPLY release(100, view)&gt;</text:p>
      <text:p text:style-name="P5">&lt;END 0 (OK)&gt;</text:p>
      <text:p text:style-name="P5">&lt;REPLY release(200, view)&gt;</text:p>
      <text:p text:style-name="P5">&lt;END 15 (unknown object at 11)&gt;</text:p>
      <text:p text:style-name="Text_20_body"/>
      <text:p text:style-name="P2"/>
      <text:p text:style-name="P6">get(1, info)</text:p>
      <text:p text:style-name="P4">get(1, status)</text:p>
      <text:p text:style-name="P4">request(1, view)</text:p>
      <text:p text:style-name="P4">request(26, view)</text:p>
      <text:p text:style-name="P4">request(5, view)</text:p>
      <text:p text:style-name="P4">request(100, view)</text:p>
      <text:p text:style-name="P4">request(200, view)</text:p>
      <text:p text:style-name="P4">request(10, view)</text:p>
      <text:p text:style-name="P4">request(11, view, viewswitch)</text:p>
      <text:p text:style-name="P4">get(26, state)</text:p>
      <text:p text:style-name="P4">get(100, state)</text:p>
      <text:p text:style-name="P4">get(200, state)</text:p>
      <text:p text:style-name="P4">queryObjects(10, addr, name, protocol)</text:p>
      <text:p text:style-name="P4">queryObjects(11, addr, protocol)</text:p>
      <text:p text:style-name="P4">queryObjects(26, ports)</text:p>
      <text:p text:style-name="P5">&lt;REPLY get(1, info)&gt;</text:p>
      <text:p text:style-name="P5">1 ECoS2</text:p>
      <text:p text:style-name="P5">1 ProtocolVersion[0.5]</text:p>
      <text:p text:style-name="P5">1 ApplicationVersion[4.2.0]</text:p>
      <text:p text:style-name="P5">1 HardwareVersion[2.1]</text:p>
      <text:p text:style-name="P5">&lt;END 0 (OK)&gt;</text:p>
      <text:p text:style-name="P5">&lt;REPLY get(1, status)&gt;</text:p>
      <text:p text:style-name="P5">1 status[STOP]</text:p>
      <text:p text:style-name="P5">&lt;END 0 (OK)&gt;</text:p>
      <text:p text:style-name="P5">&lt;REPLY request(1, view)&gt;</text:p>
      <text:p text:style-name="P5">&lt;END 0 (OK)&gt;</text:p>
      <text:p text:style-name="P5">&lt;REPLY request(26, view)&gt;</text:p>
      <text:p text:style-name="P5">&lt;END 0 (OK)&gt;</text:p>
      <text:p text:style-name="P5">&lt;REPLY request(5, view)&gt;</text:p>
      <text:p text:style-name="P5">&lt;END 0 (OK)&gt;</text:p>
      <text:p text:style-name="P5">&lt;REPLY request(100, view)&gt;</text:p>
      <text:p text:style-name="P5">&lt;END 0 (OK)&gt;</text:p>
      <text:p text:style-name="P5">&lt;REPLY request(200, view)&gt;</text:p>
      <text:p text:style-name="P5">&lt;END 15 (unknown object at 11)&gt;</text:p>
      <text:p text:style-name="P5">&lt;REPLY request(10, view)&gt;</text:p>
      <text:p text:style-name="P5">&lt;END 0 (OK)&gt;</text:p>
      <text:p text:style-name="P5">&lt;REPLY request(11, view, viewswitch)&gt;</text:p>
      <text:p text:style-name="P5">&lt;END 0 (OK)&gt;</text:p>
      <text:p text:style-name="P5">&lt;REPLY get(26, state)&gt;</text:p>
      <text:p text:style-name="P5">&lt;END 11 (unknown option at 9)&gt;</text:p>
      <text:p text:style-name="P5">&lt;REPLY get(100, state)&gt;</text:p>
      <text:p text:style-name="P5">100 state[0x0]</text:p>
      <text:p text:style-name="P5">&lt;END 0 (OK)&gt;</text:p>
      <text:p text:style-name="P5"><text:soft-page-break/>&lt;REPLY get(200, state)&gt;</text:p>
      <text:p text:style-name="P5">&lt;END 15 (unknown object at 7)&gt;</text:p>
      <text:p text:style-name="P5">&lt;REPLY queryObjects(10, addr, name, protocol)&gt;</text:p>
      <text:p text:style-name="P5">1002 name["kleine Schwarze"] addr[2] protocol[MM14]</text:p>
      <text:p text:style-name="P5">1005 name["Dampf #2"] addr[20] protocol[MM14]</text:p>
      <text:p text:style-name="P5">1007 name["Kompressorlok"] addr[78] protocol[MM14]</text:p>
      <text:p text:style-name="P5">1004 name["Schwarz Diesel"] addr[2] protocol[MM14]</text:p>
      <text:p text:style-name="P5">1006 name["DIESEL rot"] addr[21] protocol[MM14]</text:p>
      <text:p text:style-name="P5">1008 name["BR10"] addr[10] protocol[MM14]</text:p>
      <text:p text:style-name="P5">1000 name["Ae3/6II SBB "] addr[1000] protocol[DCC28]</text:p>
      <text:p text:style-name="P5">1009 name["DAMPF2"] addr[20] protocol[MM14]</text:p>
      <text:p text:style-name="P5">1001 name["Kompressor"] addr[78] protocol[MM14]</text:p>
      <text:p text:style-name="P5">1003 name["kleine Schwarze "] addr[2] protocol[MM14]</text:p>
      <text:p text:style-name="P5">&lt;END 0 (OK)&gt;</text:p>
      <text:p text:style-name="P5">&lt;REPLY queryObjects(11, addr, protocol)&gt;</text:p>
      <text:p text:style-name="P5">20001 addr[8] protocol[DCC]</text:p>
      <text:p text:style-name="P5">20002 addr[9] protocol[DCC]</text:p>
      <text:p text:style-name="P5">20003 addr[1] protocol[DCC]</text:p>
      <text:p text:style-name="P5">20004 addr[2] protocol[DCC]</text:p>
      <text:p text:style-name="P5">20005 addr[3] protocol[DCC]</text:p>
      <text:p text:style-name="P5">20006 addr[4] protocol[DCC]</text:p>
      <text:p text:style-name="P5">20007 addr[5] protocol[DCC]</text:p>
      <text:p text:style-name="P5">20008 addr[6] protocol[DCC]</text:p>
      <text:p text:style-name="P5">20009 addr[10] protocol[DCC]</text:p>
      <text:p text:style-name="P5">20010 addr[11] protocol[DCC]</text:p>
      <text:p text:style-name="P5">20011 addr[12] protocol[DCC]</text:p>
      <text:p text:style-name="P5">20000 addr[7] protocol[DCC]</text:p>
      <text:p text:style-name="P5">30000</text:p>
      <text:p text:style-name="P5">30001</text:p>
      <text:p text:style-name="P5">30002</text:p>
      <text:p text:style-name="P5">30004</text:p>
      <text:p text:style-name="P5">30005</text:p>
      <text:p text:style-name="P5">30006</text:p>
      <text:p text:style-name="P5">30007</text:p>
      <text:p text:style-name="P5">30008</text:p>
      <text:p text:style-name="P5">&lt;END 0 (OK)&gt;</text:p>
      <text:p text:style-name="P5">&lt;REPLY queryObjects(26, ports)&gt;</text:p>
      <text:p text:style-name="P5">100 ports[16]</text:p>
      <text:p text:style-name="P5">101 ports[16]</text:p>
      <text:p text:style-name="P5">102 ports[16]</text:p>
      <text:p text:style-name="P5">103 ports[16]</text:p>
      <text:p text:style-name="P5">104 ports[16]</text:p>
      <text:p text:style-name="P5">&lt;END 0 (OK)&gt;</text:p>
      <text:p text:style-name="P4">request(1002, view)</text:p>
      <text:p text:style-name="P4"><text:soft-page-break/>request(1005, view)</text:p>
      <text:p text:style-name="P4">request(1007, view)</text:p>
      <text:p text:style-name="P4">request(1004, view)</text:p>
      <text:p text:style-name="P4">request(1006, view)</text:p>
      <text:p text:style-name="P4">request(1008, view)</text:p>
      <text:p text:style-name="P4">request(1000, view)</text:p>
      <text:p text:style-name="P4">request(1009, view)</text:p>
      <text:p text:style-name="P4">request(1001, view)</text:p>
      <text:p text:style-name="P4">request(1003, view)</text:p>
      <text:p text:style-name="P5">&lt;REPLY request(1002, view)&gt;</text:p>
      <text:p text:style-name="P5">&lt;END 0 (OK)&gt;</text:p>
      <text:p text:style-name="P5">&lt;REPLY request(1005, view)&gt;</text:p>
      <text:p text:style-name="P5">&lt;END 0 (OK)&gt;</text:p>
      <text:p text:style-name="P5">&lt;REPLY request(1007, view)&gt;</text:p>
      <text:p text:style-name="P5">&lt;END 0 (OK)&gt;</text:p>
      <text:p text:style-name="P5">&lt;REPLY request(1004, view)&gt;</text:p>
      <text:p text:style-name="P5">&lt;END 0 (OK)&gt;</text:p>
      <text:p text:style-name="P5">&lt;REPLY request(1006, view)&gt;</text:p>
      <text:p text:style-name="P5">&lt;END 0 (OK)&gt;</text:p>
      <text:p text:style-name="P5">&lt;REPLY request(1008, view)&gt;</text:p>
      <text:p text:style-name="P5">&lt;END 0 (OK)&gt;</text:p>
      <text:p text:style-name="P5">&lt;REPLY request(1000, view)&gt;</text:p>
      <text:p text:style-name="P5">&lt;END 0 (OK)&gt;</text:p>
      <text:p text:style-name="P5">&lt;REPLY request(1009, view)&gt;</text:p>
      <text:p text:style-name="P5">&lt;END 0 (OK)&gt;</text:p>
      <text:p text:style-name="P5">&lt;REPLY request(1001, view)&gt;</text:p>
      <text:p text:style-name="P5">&lt;END 0 (OK)&gt;</text:p>
      <text:p text:style-name="P5">&lt;REPLY request(1003, view)&gt;</text:p>
      <text:p text:style-name="P5">&lt;END 0 (OK)&gt;</text:p>
      <text:p text:style-name="P4">request(20001, view)</text:p>
      <text:p text:style-name="P4">request(20002, view)</text:p>
      <text:p text:style-name="P4">request(20003, view)</text:p>
      <text:p text:style-name="P4">request(20004, view)</text:p>
      <text:p text:style-name="P4">request(20005, view)</text:p>
      <text:p text:style-name="P4">request(20006, view)</text:p>
      <text:p text:style-name="P4">request(20007, view)</text:p>
      <text:p text:style-name="P4">request(20008, view)</text:p>
      <text:p text:style-name="P4">request(20009, view)</text:p>
      <text:p text:style-name="P4">request(20010, view)</text:p>
      <text:p text:style-name="P4">request(20011, view)</text:p>
      <text:p text:style-name="P5">&lt;REPLY request(20001, view)&gt;</text:p>
      <text:p text:style-name="P5">&lt;END 0 (OK)&gt;</text:p>
      <text:p text:style-name="P4">request(20000, view)</text:p>
      <text:p text:style-name="P5">&lt;REPLY request(20002, view)&gt;</text:p>
      <text:p text:style-name="P5"><text:soft-page-break/>&lt;END 0 (OK)&gt;</text:p>
      <text:p text:style-name="P5">&lt;REPLY request(20003, view)&gt;</text:p>
      <text:p text:style-name="P5">&lt;END 0 (OK)&gt;</text:p>
      <text:p text:style-name="P5">&lt;REPLY request(20004, view)&gt;</text:p>
      <text:p text:style-name="P5">&lt;END 0 (OK)&gt;</text:p>
      <text:p text:style-name="P5">&lt;REPLY request(20005, view)&gt;</text:p>
      <text:p text:style-name="P5">&lt;END 0 (OK)&gt;</text:p>
      <text:p text:style-name="P5">&lt;REPLY request(20006, view)&gt;</text:p>
      <text:p text:style-name="P5">&lt;END 0 (OK)&gt;</text:p>
      <text:p text:style-name="P5">&lt;REPLY request(20007, view)&gt;</text:p>
      <text:p text:style-name="P5">&lt;END 0 (OK)&gt;</text:p>
      <text:p text:style-name="P5">&lt;REPLY request(20008, view)&gt;</text:p>
      <text:p text:style-name="P5">&lt;END 0 (OK)&gt;</text:p>
      <text:p text:style-name="P5">&lt;REPLY request(20009, view)&gt;</text:p>
      <text:p text:style-name="P5">&lt;END 0 (OK)&gt;</text:p>
      <text:p text:style-name="P5">&lt;REPLY request(20010, view)&gt;</text:p>
      <text:p text:style-name="P5">&lt;END 0 (OK)&gt;</text:p>
      <text:p text:style-name="P5">&lt;REPLY request(20011, view)&gt;</text:p>
      <text:p text:style-name="P5">&lt;END 0 (OK)&gt;</text:p>
      <text:p text:style-name="P5">&lt;REPLY request(20000, view)&gt;</text:p>
      <text:p text:style-name="P5">&lt;END 0 (OK)&gt;</text:p>
      <text:p text:style-name="P4">request(100, view)</text:p>
      <text:p text:style-name="P5">&lt;REPLY request(100, view)&gt;</text:p>
      <text:p text:style-name="P5">&lt;END 0 (OK)&gt;</text:p>
      <text:p text:style-name="P4">get(100)</text:p>
      <text:p text:style-name="P4">request(101, view)</text:p>
      <text:p text:style-name="P4">get(101)</text:p>
      <text:p text:style-name="P4">request(102, view)</text:p>
      <text:p text:style-name="P4">get(102)</text:p>
      <text:p text:style-name="P4">request(103, view)</text:p>
      <text:p text:style-name="P4">get(103)</text:p>
      <text:p text:style-name="P4">request(104, view)</text:p>
      <text:p text:style-name="P4">get(104)</text:p>
      <text:p text:style-name="P5">&lt;REPLY get(100)&gt;</text:p>
      <text:p text:style-name="P5">100 objectclass[feedback-module]</text:p>
      <text:p text:style-name="P5">100 view[objectclass,view,listview,control,ports,state,railcom]</text:p>
      <text:p text:style-name="P5">100 listview[none]</text:p>
      <text:p text:style-name="P5">100 control[none]</text:p>
      <text:p text:style-name="P5">100 ports[16]</text:p>
      <text:p text:style-name="P5">100 state[0x0]</text:p>
      <text:p text:style-name="P5">100 railcom[...]</text:p>
      <text:p text:style-name="P5">&lt;END 0 (OK)&gt;</text:p>
      <text:p text:style-name="P5">&lt;REPLY request(101, view)&gt;</text:p>
      <text:p text:style-name="P5">&lt;END 0 (OK)&gt;</text:p>
      <text:p text:style-name="P5"><text:soft-page-break/>&lt;REPLY get(101)&gt;</text:p>
      <text:p text:style-name="P5">101 objectclass[feedback-module]</text:p>
      <text:p text:style-name="P5">101 view[objectclass,view,listview,control,ports,state,railcom]</text:p>
      <text:p text:style-name="P5">101 listview[none]</text:p>
      <text:p text:style-name="P5">101 control[none]</text:p>
      <text:p text:style-name="P5">101 ports[16]</text:p>
      <text:p text:style-name="P5">101 state[0x0]</text:p>
      <text:p text:style-name="P5">101 railcom[...]</text:p>
      <text:p text:style-name="P5">&lt;END 0 (OK)&gt;</text:p>
      <text:p text:style-name="P5">&lt;REPLY request(102, view)&gt;</text:p>
      <text:p text:style-name="P5">&lt;END 0 (OK)&gt;</text:p>
      <text:p text:style-name="P5">&lt;REPLY get(102)&gt;</text:p>
      <text:p text:style-name="P5">102 objectclass[feedback-module]</text:p>
      <text:p text:style-name="P5">102 view[objectclass,view,listview,control,ports,state,railcom]</text:p>
      <text:p text:style-name="P5">102 listview[none]</text:p>
      <text:p text:style-name="P5">102 control[none]</text:p>
      <text:p text:style-name="P5">102 ports[16]</text:p>
      <text:p text:style-name="P5">102 state[0xc0]</text:p>
      <text:p text:style-name="P5">102 railcom[...]</text:p>
      <text:p text:style-name="P5">&lt;END 0 (OK)&gt;</text:p>
      <text:p text:style-name="P5">&lt;REPLY request(103, view)&gt;</text:p>
      <text:p text:style-name="P5">&lt;END 0 (OK)&gt;</text:p>
      <text:p text:style-name="P5">&lt;REPLY get(103)&gt;</text:p>
      <text:p text:style-name="P5">103 objectclass[feedback-module]</text:p>
      <text:p text:style-name="P5">103 view[objectclass,view,listview,control,ports,state,railcom]</text:p>
      <text:p text:style-name="P5">103 listview[none]</text:p>
      <text:p text:style-name="P5">103 control[none]</text:p>
      <text:p text:style-name="P5">103 ports[16]</text:p>
      <text:p text:style-name="P5">103 state[0xffff]</text:p>
      <text:p text:style-name="P5">103 railcom[...]</text:p>
      <text:p text:style-name="P5">&lt;END 0 (OK)&gt;</text:p>
      <text:p text:style-name="P5">&lt;REPLY request(104, view)&gt;</text:p>
      <text:p text:style-name="P5">&lt;END 0 (OK)&gt;</text:p>
      <text:p text:style-name="P5">&lt;REPLY get(104)&gt;</text:p>
      <text:p text:style-name="P5">104 objectclass[feedback-module]</text:p>
      <text:p text:style-name="P5">104 view[objectclass,view,listview,control,ports,state,railcom]</text:p>
      <text:p text:style-name="P5">104 listview[none]</text:p>
      <text:p text:style-name="P5">104 control[none]</text:p>
      <text:p text:style-name="P5">104 ports[16]</text:p>
      <text:p text:style-name="P5">104 state[0xffff]</text:p>
      <text:p text:style-name="P5">104 railcom[...]</text:p>
      <text:p text:style-name="P5">&lt;END 0 (OK)&gt;</text:p>
      <text:p text:style-name="P3"><text:span text:style-name="T7">create(10, addr[1000], name["Ae3/6II SBB"], protocol[DCC14], append)</text:span><text:span text:style-name="T8">&lt;REPLY create(10, addr[1000], name["Ae3/6II SBB"], protocol[DCC14], append)&gt;</text:span></text:p>
      <text:p text:style-name="P5"><text:soft-page-break/>&lt;END 32 (address conflict at 17)&gt;</text:p>
      <text:p text:style-name="P3"><text:span text:style-name="T7">create(10, addr[1000], name["Ae3/6II SBB"], protocol[DCC14], append)</text:span><text:span text:style-name="T8">&lt;REPLY create(10, addr[1000], name["Ae3/6II SBB"], protocol[DCC14], append)&gt;</text:span></text:p>
      <text:p text:style-name="P5">&lt;END 32 (address conflict at 17)&gt;</text:p>
      <text:p text:style-name="P4">request(1006, control, force)</text:p>
      <text:p text:style-name="P4">set(1006, dir[0], speed[25])</text:p>
      <text:p text:style-name="P4">set(1006, func[0, 1])</text:p>
      <text:p text:style-name="P4">release(1006, control)</text:p>
      <text:p text:style-name="P5">&lt;REPLY request(1006, control, force)&gt;</text:p>
      <text:p text:style-name="P5">&lt;END 0 (OK)&gt;</text:p>
      <text:p text:style-name="P5">&lt;REPLY set(1006, dir[0], speed[25])&gt;</text:p>
      <text:p text:style-name="P5">&lt;END 0 (OK)&gt;</text:p>
      <text:p text:style-name="P5">&lt;REPLY set(1006, func[0, 1])&gt;</text:p>
      <text:p text:style-name="P5">&lt;END 0 (OK)&gt;</text:p>
      <text:p text:style-name="P5">&lt;REPLY release(1006, control)&gt;</text:p>
      <text:p text:style-name="P5">1006 control[other]</text:p>
      <text:p text:style-name="P5">&lt;END 0 (OK)&gt;</text:p>
      <text:p text:style-name="P4">request(1006, control, force)</text:p>
      <text:p text:style-name="P4">set(1006, dir[0], speed[0])</text:p>
      <text:p text:style-name="P4">set(1006, func[0, 1])</text:p>
      <text:p text:style-name="P4">release(1006, control)</text:p>
      <text:p text:style-name="P5">&lt;REPLY request(1006, control, force)&gt;</text:p>
      <text:p text:style-name="P5">&lt;END 0 (OK)&gt;</text:p>
      <text:p text:style-name="P5">&lt;REPLY set(1006, dir[0], speed[0])&gt;</text:p>
      <text:p text:style-name="P5">&lt;END 0 (OK)&gt;</text:p>
      <text:p text:style-name="P5">&lt;REPLY set(1006, func[0, 1])&gt;</text:p>
      <text:p text:style-name="P5">&lt;END 0 (OK)&gt;</text:p>
      <text:p text:style-name="P5">&lt;REPLY release(1006, control)&gt;</text:p>
      <text:p text:style-name="P5">1006 control[other]</text:p>
      <text:p text:style-name="P5">&lt;END 0 (OK)&gt;</text:p>
      <text:p text:style-name="P4">set(1, stop)</text:p>
      <text:p text:style-name="P5">&lt;REPLY set(1, stop)&gt;</text:p>
      <text:p text:style-name="P5">&lt;END 0 (OK)&gt;</text:p>
      <text:p text:style-name="P4">release(31527380, view)</text:p>
      <text:p text:style-name="P4">release(31528100, view)</text:p>
      <text:p text:style-name="P4">release(31529020, view)</text:p>
      <text:p text:style-name="P4">release(31529740, view)</text:p>
      <text:p text:style-name="P4">release(31530380, view)</text:p>
      <text:p text:style-name="P4">release(31532420, view)</text:p>
      <text:p text:style-name="P4">release(31527660, view)</text:p>
      <text:p text:style-name="P4">release(31525020, view)</text:p>
      <text:p text:style-name="P5">&lt;REPLY release(31527380, view)&gt;</text:p>
      <text:p text:style-name="P5">&lt;END 21 (integer out of range at 16)&gt;</text:p>
      <text:p text:style-name="P5">&lt;REPLY release(31528100, view)&gt;</text:p>
      <text:p text:style-name="P5"><text:soft-page-break/>&lt;END 21 (integer out of range at 16)&gt;</text:p>
      <text:p text:style-name="P5">&lt;REPLY release(31529020, view)&gt;</text:p>
      <text:p text:style-name="P5">&lt;END 21 (integer out of range at 16)&gt;</text:p>
      <text:p text:style-name="P5">&lt;REPLY release(31529740, view)&gt;</text:p>
      <text:p text:style-name="P5">&lt;END 21 (integer out of range at 16)&gt;</text:p>
      <text:p text:style-name="P5">&lt;REPLY release(31530380, view)&gt;</text:p>
      <text:p text:style-name="P5">&lt;END 21 (integer out of range at 16)&gt;</text:p>
      <text:p text:style-name="P5">&lt;REPLY release(31532420, view)&gt;</text:p>
      <text:p text:style-name="P5">&lt;END 21 (integer out of range at 16)&gt;</text:p>
      <text:p text:style-name="P5">&lt;REPLY release(31527660, view)&gt;</text:p>
      <text:p text:style-name="P5">&lt;END 21 (integer out of range at 16)&gt;</text:p>
      <text:p text:style-name="P5">&lt;REPLY release(31525020, view)&gt;</text:p>
      <text:p text:style-name="P5">&lt;END 21 (integer out of range at 16)&gt;</text:p>
      <text:p text:style-name="P4">release(31527180, view)</text:p>
      <text:p text:style-name="P4">release(31531980, view)</text:p>
      <text:p text:style-name="P5">&lt;REPLY release(31527180, view)&gt;</text:p>
      <text:p text:style-name="P5">&lt;END 21 (integer out of range at 16)&gt;</text:p>
      <text:p text:style-name="P5">&lt;REPLY release(31531980, view)&gt;</text:p>
      <text:p text:style-name="P5">&lt;END 21 (integer out of range at 16)&gt;</text:p>
      <text:p text:style-name="P4">release(31533740, view)</text:p>
      <text:p text:style-name="P5">&lt;REPLY release(31533740, view)&gt;</text:p>
      <text:p text:style-name="P5">&lt;END 21 (integer out of range at 16)&gt;</text:p>
      <text:p text:style-name="P4">release(31535060, view)</text:p>
      <text:p text:style-name="P4">release(11, view, viewswitch)</text:p>
      <text:p text:style-name="P5">&lt;REPLY release(31535060, view)&gt;</text:p>
      <text:p text:style-name="P5">&lt;END 21 (integer out of range at 16)&gt;</text:p>
      <text:p text:style-name="P5">&lt;REPLY release(11, view, viewswitch)&gt;</text:p>
      <text:p text:style-name="P5">&lt;END 11 (unknown option at 19)&gt;</text:p>
      <text:p text:style-name="P4">release(31515780, view)</text:p>
      <text:p text:style-name="P5">&lt;REPLY release(31515780, view)&gt;</text:p>
      <text:p text:style-name="P5">&lt;END 21 (integer out of range at 16)&gt;</text:p>
      <text:p text:style-name="P4">release(31513380, view)</text:p>
      <text:p text:style-name="P5">&lt;REPLY release(31513380, view)&gt;</text:p>
      <text:p text:style-name="P5">&lt;END 21 (integer out of range at 16)&gt;</text:p>
      <text:p text:style-name="P4">release(31517660, view)</text:p>
      <text:p text:style-name="P5">&lt;REPLY release(31517660, view)&gt;</text:p>
      <text:p text:style-name="P5">&lt;END 21 (integer out of range at 16)&gt;</text:p>
      <text:p text:style-name="P4">release(31520340, view)</text:p>
      <text:p text:style-name="P5">&lt;REPLY release(31520340, view)&gt;</text:p>
      <text:p text:style-name="P5">&lt;END 21 (integer out of range at 16)&gt;</text:p>
      <text:p text:style-name="P4">release(31517580, view)</text:p>
      <text:p text:style-name="P5">&lt;REPLY release(31517580, view)&gt;</text:p>
      <text:p text:style-name="P5">&lt;END 21 (integer out of range at 16)&gt;</text:p>
      <text:p text:style-name="P4">release(31516900, view)</text:p>
      <text:p text:style-name="P5"><text:soft-page-break/>&lt;REPLY release(31516900, view)&gt;</text:p>
      <text:p text:style-name="P5">&lt;END 21 (integer out of range at 16)&gt;</text:p>
      <text:p text:style-name="P4">release(31519660, view)</text:p>
      <text:p text:style-name="P5">&lt;REPLY release(31519660, view)&gt;</text:p>
      <text:p text:style-name="P5">&lt;END 21 (integer out of range at 16)&gt;</text:p>
      <text:p text:style-name="P4">release(31515660, view)</text:p>
      <text:p text:style-name="P5">&lt;REPLY release(31515660, view)&gt;</text:p>
      <text:p text:style-name="P5">&lt;END 21 (integer out of range at 16)&gt;</text:p>
      <text:p text:style-name="P4">release(31521260, view)</text:p>
      <text:p text:style-name="P5">&lt;REPLY release(31521260, view)&gt;</text:p>
      <text:p text:style-name="P5">&lt;END 21 (integer out of range at 16)&gt;</text:p>
      <text:p text:style-name="P4">release(31520140, view)</text:p>
      <text:p text:style-name="P5">&lt;REPLY release(31520140, view)&gt;</text:p>
      <text:p text:style-name="P5">&lt;END 21 (integer out of range at 16)&gt;</text:p>
      <text:p text:style-name="P4">release(10, view)</text:p>
      <text:p text:style-name="P4">release(1, view)</text:p>
      <text:p text:style-name="P4">release(26, view)</text:p>
      <text:p text:style-name="P4">release(100, view)</text:p>
      <text:p text:style-name="P4">release(200, view)</text:p>
      <text:p text:style-name="P5">&lt;REPLY release(10, view)&gt;</text:p>
      <text:p text:style-name="P5">&lt;END 0 (OK)&gt;</text:p>
      <text:p text:style-name="P5">&lt;REPLY release(1, view)&gt;</text:p>
      <text:p text:style-name="P5">&lt;END 0 (OK)&gt;</text:p>
      <text:p text:style-name="P5">&lt;REPLY release(26, view)&gt;</text:p>
      <text:p text:style-name="P5">&lt;END 0 (OK)&gt;</text:p>
      <text:p text:style-name="P5">&lt;REPLY release(100, view)&gt;</text:p>
      <text:p text:style-name="P5">&lt;END 0 (OK)&gt;</text:p>
      <text:p text:style-name="P5">&lt;REPLY release(200, view)&gt;</text:p>
      <text:p text:style-name="P5">&lt;END 15 (unknown object at 11)&gt;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20:16:25.004000000</meta:creation-date>
    <dc:date>2017-07-11T18:34:26.684000000</dc:date>
    <meta:editing-duration>PT16M42S</meta:editing-duration>
    <meta:editing-cycles>13</meta:editing-cycles>
    <meta:generator>LibreOffice/5.3.3.2$Windows_X86_64 LibreOffice_project/3d9a8b4b4e538a85e0782bd6c2d430bafe583448</meta:generator>
    <meta:document-statistic meta:table-count="0" meta:image-count="0" meta:object-count="0" meta:page-count="16" meta:paragraph-count="646" meta:word-count="1982" meta:character-count="15315" meta:non-whitespace-character-count="13958"/>
  </office:meta>
</office:document-meta>
</file>